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table="urn:oasis:names:tc:opendocument:xmlns:table:1.0" office:version="1.2">
  <office:automatic-styles>
    <style:style style:name="P1" style:family="paragraph">
      <style:paragraph-properties xmlns:fo="urn:oasis:names:tc:opendocument:xmlns:xsl-fo-compatible:1.0" fo:text-align="center"/>
    </style:style>
    <style:style style:name="Bold" style:family="paragraph">
      <style:text-properties xmlns:fo="urn:oasis:names:tc:opendocument:xmlns:xsl-fo-compatible:1.0" fo:font-weight="bold"/>
    </style:style>
    <style:style style:name="Right" style:family="paragraph">
      <style:paragraph-properties xmlns:fo="urn:oasis:names:tc:opendocument:xmlns:xsl-fo-compatible:1.0" fo:text-align="end"/>
    </style:style>
  </office:automatic-styles>
  <office:body>
    <office:text>
      <text:p text:style-name="P1"><text:span text:style-name="Bold">FACTURA</text:span></text:p>
      <text:p/>
      <text:p text:style-name="Bold">${empresa.nombre}</text:p>
      <text:p>${empresa.direccion}</text:p>
      <text:p>${empresa.cp} ${empresa.ciudad}</text:p>
      <text:p>NIF: ${empresa.nif}</text:p>
      <text:p>Tel: ${empresa.telefono}</text:p>
      <text:p>Email: ${empresa.email}</text:p>
      <text:p/>
      <text:p text:style-name="Right">Factura Nº: ${factura.numero}</text:p>
      <text:p text:style-name="Right">Fecha: ${factura.fecha}</text:p>
      <text:p text:style-name="Right">Vencimiento: ${factura.vencimiento}</text:p>
      <text:p/>
      <text:p text:style-name="Bold">CLIENTE:</text:p>
      <text:p>${cliente.nombre}</text:p>
      <text:p>${cliente.direccion}</text:p>
      <text:p>${cliente.cp} ${cliente.ciudad}</text:p>
      <text:p>NIF: ${cliente.nif}</text:p>
      <text:p/>
      <text:p text:style-name="Bold">DETALLE:</text:p>
      <text:p/>
      <table:table table:name="Productos">
        <table:table-column table:number-columns-repeated="4"/>
        <table:table-row>
          <table:table-cell><text:p text:style-name="Bold">Descripción</text:p></table:table-cell>
          <table:table-cell><text:p text:style-name="Bold">Cantidad</text:p></table:table-cell>
          <table:table-cell><text:p text:style-name="Bold">Precio</text:p></table:table-cell>
          <table:table-cell><text:p text:style-name="Bold">Total</text:p></table:table-cell>
        </table:table-row>
        [#list productos as producto]
        <table:table-row>
          <table:table-cell><text:p>${producto.descripcion}</text:p></table:table-cell>
          <table:table-cell><text:p>${producto.cantidad}</text:p></table:table-cell>
          <table:table-cell><text:p>${producto.precio} €</text:p></table:table-cell>
          <table:table-cell><text:p>${producto.total} €</text:p></table:table-cell>
        </table:table-row>
        [/#list]
      </table:table>
      <text:p/>
      <text:p text:style-name="Right">Subtotal: ${subtotal} €</text:p>
      <text:p text:style-name="Right">IVA (${iva}%): ${iva_importe} €</text:p>
      <text:p text:style-name="Right"><text:span text:style-name="Bold">TOTAL: ${total} €</text:span></text:p>
      <text:p/>
      <text:p>${notas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/>
  <office:automatic-styles/>
</office:document-styles>
</file>